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43881D79D284B75E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25cm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shadow="visible" draw:shadow-offset-x="0.529cm" draw:shadow-offset-y="0.529cm" loext:shadow-blur="0.353cm" loext:glow-radius="0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75cm" svg:height="2.5cm" svg:x="15.25cm" svg:y="1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5cm" svg:height="22.5cm" svg:x="-2cm" svg:y="-2.25cm">
          <draw:image xlink:href="Pictures/10000001000004380000043881D79D284B75E7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9T13:01:58.831490471</dc:date>
    <meta:editing-duration>PT8M44S</meta:editing-duration>
    <meta:editing-cycles>6</meta:editing-cycles>
    <meta:generator>LibreOffice/7.3.7.2$Linux_X86_64 LibreOffice_project/30$Build-2</meta:generator>
    <meta:document-statistic meta:object-count="2"/>
  </office:meta>
</office:document-meta>
</file>